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0.3902in" style:use-optimal-column-width="false"/>
    </style:style>
    <style:style style:name="TableColumn4" style:family="table-column">
      <style:table-column-properties style:column-width="2.3597in" style:use-optimal-column-width="false"/>
    </style:style>
    <style:style style:name="TableColumn5" style:family="table-column">
      <style:table-column-properties style:column-width="1.9722in" style:use-optimal-column-width="false"/>
    </style:style>
    <style:style style:name="TableColumn6" style:family="table-column">
      <style:table-column-properties style:column-width="1.6729in" style:use-optimal-column-width="false"/>
    </style:style>
    <style:style style:name="TableColumn7" style:family="table-column">
      <style:table-column-properties style:column-width="1.6729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2" style:family="table">
      <style:table-properties style:width="9.740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32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43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54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P55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P5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</office:automatic-styles>
  <office:body>
    <office:text text:use-soft-page-breaks="true">
      <text:p text:style-name="P1">GRAZPLAN Pasture Model</text:p>
      <text:p text:style-name="Standard"/>
      <text:h text:style-name="Heading1" text:outline-level="1">Progress Notes:</text:h>
      <text:p text:style-name="Standard"/>
      <text:h text:style-name="Heading2" text:outline-level="2">Sensibility tests</text:h>
      <text:p text:style-name="Standard">Hamilton met file: Hamilton.txt</text:p>
      <text:p text:style-name="Standard">Canberra met file: cbr_70014.txt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est</text:p>
          </table:table-cell>
          <table:table-cell table:style-name="TableCell12">
            <text:p text:style-name="P13">Type</text:p>
          </table:table-cell>
          <table:table-cell table:style-name="TableCell14">
            <text:p text:style-name="P15">AusFarm simulation</text:p>
          </table:table-cell>
          <table:table-cell table:style-name="TableCell16">
            <text:p text:style-name="P17">APSIM simulation</text:p>
          </table:table-cell>
          <table:table-cell table:style-name="TableCell18">
            <text:p text:style-name="P19">Data</text:p>
          </table:table-cell>
          <table:table-cell table:style-name="TableCell20">
            <text:p text:style-name="P21">GrassGro</text:p>
          </table:table-cell>
        </table:table-row>
        <table:table-row table:style-name="TableRow22">
          <table:table-cell table:style-name="TableCell23">
            <text:p text:style-name="TableContents">1</text:p>
          </table:table-cell>
          <table:table-cell table:style-name="TableCell24">
            <text:p text:style-name="TableContents">Single species ryegrass</text:p>
          </table:table-cell>
          <table:table-cell table:style-name="TableCell25">
            <text:p text:style-name="P26">just_pasture_ryegrass.afs</text:p>
          </table:table-cell>
          <table:table-cell table:style-name="TableCell27">
            <text:p text:style-name="P28">pasture_test_1.apsimx</text:p>
          </table:table-cell>
          <table:table-cell table:style-name="TableCell29">
            <text:p text:style-name="P30">ausfarm_test_ryegrass.xlsx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TableContents">2</text:p>
          </table:table-cell>
          <table:table-cell table:style-name="TableCell35">
            <text:p text:style-name="TableContents">Single species clover</text:p>
          </table:table-cell>
          <table:table-cell table:style-name="TableCell36">
            <text:p text:style-name="P37">just_pasture_clover_1.afs</text:p>
          </table:table-cell>
          <table:table-cell table:style-name="TableCell38">
            <text:p text:style-name="P39">pasture_test_2.apsimx</text:p>
          </table:table-cell>
          <table:table-cell table:style-name="TableCell40">
            <text:p text:style-name="P41">ausfarm_test_clover.xlsx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TableContents">3</text:p>
          </table:table-cell>
          <table:table-cell table:style-name="TableCell46">
            <text:p text:style-name="TableContents">Clover and Ryegrass</text:p>
          </table:table-cell>
          <table:table-cell table:style-name="TableCell47">
            <text:p text:style-name="P48">just_pasture_clover_rye.afs</text:p>
          </table:table-cell>
          <table:table-cell table:style-name="TableCell49">
            <text:p text:style-name="P50">pasture_test_3.apsimx</text:p>
          </table:table-cell>
          <table:table-cell table:style-name="TableCell51">
            <text:p text:style-name="P52">ausfarm_test_clover_ryegrass.xlsx</text:p>
          </table:table-cell>
          <table:table-cell table:style-name="TableCell53">
            <text:p text:style-name="P54">ungrazed_hamilton.ggfl</text:p>
            <text:p text:style-name="P55">pasture_report.ggrp</text:p>
          </table:table-cell>
        </table:table-row>
      </table:table>
      <text:p text:style-name="Standard"/>
      <text:p text:style-name="Standard"/>
      <text:p text:style-name="P56">27 Oct 2023</text:p>
      <text:p text:style-name="Standard">Issues:<text:s/></text:p>
      <text:list text:style-name="LFO1" text:continue-numbering="true">
        <text:list-item>
          <text:p text:style-name="P57">Need to recheck soils matching between AusFarm and APSIM. Particularly test 2 &amp; 3.</text:p>
        </text:list-item>
        <text:list-item>
          <text:p text:style-name="P58">N fixation in clover simulation<text:s/>is not happening in APSIM.</text:p>
        </text:list-item>
        <text:list-item>
          <text:p text:style-name="P59">Litter amount 1 day out of sync.</text:p>
        </text:list-item>
        <text:list-item>
          <text:p text:style-name="P60">Litter amount in test 1 could be causing differences in soil water (due to evap) during dormant time.</text:p>
        </text:list-item>
        <text:list-item>
          <text:p text:style-name="P61">Test 3 is failing in MicroClimat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errmann, Neville (A&amp;F, Black Mountain)</dc:creator>
    <meta:creation-date>2023-10-27T09:28:00Z</meta:creation-date>
    <dc:date>2023-10-27T04:21:00Z</dc:date>
    <meta:template xlink:href="Normal.dotm" xlink:type="simple"/>
    <meta:editing-cycles>7</meta:editing-cycles>
    <meta:editing-duration>PT21120S</meta:editing-duration>
    <meta:document-statistic meta:page-count="1" meta:paragraph-count="1" meta:word-count="130" meta:character-count="873" meta:row-count="6" meta:non-whitespace-character-count="744"/>
  </office:meta>
</office:document-meta>
</file>